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0000000000001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andomcore150_150_2.coom</text:p>
          </table:table-cell>
          <table:table-cell office:value-type="float" office:value="14.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andomcore150_150_3.coom</text:p>
          </table:table-cell>
          <table:table-cell office:value-type="float" office:value="14.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andomcore150_150_4.coom</text:p>
          </table:table-cell>
          <table:table-cell office:value-type="float" office:value="13.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andomcore150_250_2.coom</text:p>
          </table:table-cell>
          <table:table-cell office:value-type="float" office:value="2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andomcore150_250_3.coom</text:p>
          </table:table-cell>
          <table:table-cell office:value-type="float" office:value="25.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andomcore150_250_4.coom</text:p>
          </table:table-cell>
          <table:table-cell office:value-type="float" office:value="23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andomcore150_50_2.coom</text:p>
          </table:table-cell>
          <table:table-cell office:value-type="float" office:value="7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2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andomcore150_50_3.coom</text:p>
          </table:table-cell>
          <table:table-cell office:value-type="float" office:value="7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4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andomcore150_50_4.coom</text:p>
          </table:table-cell>
          <table:table-cell office:value-type="float" office:value="6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andomcore250_150_2.coom</text:p>
          </table:table-cell>
          <table:table-cell office:value-type="float" office:value="22.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andomcore250_150_3.coom</text:p>
          </table:table-cell>
          <table:table-cell office:value-type="float" office:value="22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andomcore250_150_4.coom</text:p>
          </table:table-cell>
          <table:table-cell office:value-type="float" office:value="20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andomcore250_250_2.coom</text:p>
          </table:table-cell>
          <table:table-cell office:value-type="float" office:value="40.8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andomcore250_250_3.coom</text:p>
          </table:table-cell>
          <table:table-cell office:value-type="float" office:value="38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andomcore250_250_4.coom</text:p>
          </table:table-cell>
          <table:table-cell office:value-type="float" office:value="37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randomcore250_50_2.coom</text:p>
          </table:table-cell>
          <table:table-cell office:value-type="float" office:value="9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randomcore250_50_3.coom</text:p>
          </table:table-cell>
          <table:table-cell office:value-type="float" office:value="8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randomcore250_50_4.coom</text:p>
          </table:table-cell>
          <table:table-cell office:value-type="float" office:value="8.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randomcore50_150_2.coom</text:p>
          </table:table-cell>
          <table:table-cell office:value-type="float" office:value="7.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9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randomcore50_150_3.coom</text:p>
          </table:table-cell>
          <table:table-cell office:value-type="float" office:value="6.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5.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randomcore50_150_4.coom</text:p>
          </table:table-cell>
          <table:table-cell office:value-type="float" office:value="8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8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randomcore50_250_2.coom</text:p>
          </table:table-cell>
          <table:table-cell office:value-type="float" office:value="10.7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randomcore50_250_3.coom</text:p>
          </table:table-cell>
          <table:table-cell office:value-type="float" office:value="9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randomcore50_250_4.coom</text:p>
          </table:table-cell>
          <table:table-cell office:value-type="float" office:value="9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randomcore50_50_2.coom</text:p>
          </table:table-cell>
          <table:table-cell office:value-type="float" office:value="4.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.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randomcore50_50_3.coom</text:p>
          </table:table-cell>
          <table:table-cell office:value-type="float" office:value="3.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0.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randomcore50_50_4.coom</text:p>
          </table:table-cell>
          <table:table-cell office:value-type="float" office:value="4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1.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9])" office:value-type="float"/>
          <table:table-cell table:formula="of:=SUM([.C3:.C29])" office:value-type="float"/>
          <table:table-cell table:formula="of:=SUM([.D3:.D29])" office:value-type="float"/>
          <table:table-cell table:formula="of:=SUM([.E3:.E29])" office:value-type="float"/>
          <table:table-cell table:formula="of:=SUM([.F3:.F29])" office:value-type="float"/>
          <table:table-cell table:formula="of:=SUM([.G3:.G29])" office:value-type="float"/>
          <table:table-cell table:formula="of:=SUM([.H3:.H29])" office:value-type="float"/>
          <table:table-cell table:formula="of:=SUM([.I3:.I29])" office:value-type="float"/>
          <table:table-cell table:formula="of:=SUM([.J3:.J29])" office:value-type="float"/>
          <table:table-cell table:formula="of:=SUM([.K3:.K29])" office:value-type="float"/>
          <table:table-cell table:formula="of:=SUM([.L3:.L29])" office:value-type="float"/>
          <table:table-cell table:formula="of:=SUM([.M3:.M29])" office:value-type="float"/>
          <table:table-cell table:formula="of:=SUM([.N3:.N29])" office:value-type="float"/>
          <table:table-cell table:formula="of:=SUM([.O3:.O29])" office:value-type="float"/>
          <table:table-cell table:formula="of:=SUM([.P3:.P29])" office:value-type="float"/>
          <table:table-cell table:formula="of:=SUM([.Q3:.Q29])" office:value-type="float"/>
          <table:table-cell table:formula="of:=SUM([.R3:.R29])" office:value-type="float"/>
          <table:table-cell table:formula="of:=SUM([.S3:.S29])" office:value-type="float"/>
          <table:table-cell table:formula="of:=SUM([.T3:.T29])" office:value-type="float"/>
          <table:table-cell table:formula="of:=SUM([.U3:.U29])" office:value-type="float"/>
          <table:table-cell table:formula="of:=SUM([.V3:.V29])" office:value-type="float"/>
          <table:table-cell table:formula="of:=SUM([.W3:.W29])" office:value-type="float"/>
          <table:table-cell table:formula="of:=SUM([.X3:.X29])" office:value-type="float"/>
          <table:table-cell table:formula="of:=SUM([.Y3:.Y29])" office:value-type="float"/>
          <table:table-cell table:formula="of:=SUM([.Z3:.Z2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9])" office:value-type="float"/>
          <table:table-cell table:formula="of:=AVERAGE([.C3:.C29])" office:value-type="float"/>
          <table:table-cell table:formula="of:=AVERAGE([.D3:.D29])" office:value-type="float"/>
          <table:table-cell table:formula="of:=AVERAGE([.E3:.E29])" office:value-type="float"/>
          <table:table-cell table:formula="of:=AVERAGE([.F3:.F29])" office:value-type="float"/>
          <table:table-cell table:formula="of:=AVERAGE([.G3:.G29])" office:value-type="float"/>
          <table:table-cell table:formula="of:=AVERAGE([.H3:.H29])" office:value-type="float"/>
          <table:table-cell table:formula="of:=AVERAGE([.I3:.I29])" office:value-type="float"/>
          <table:table-cell table:formula="of:=AVERAGE([.J3:.J29])" office:value-type="float"/>
          <table:table-cell table:formula="of:=AVERAGE([.K3:.K29])" office:value-type="float"/>
          <table:table-cell table:formula="of:=AVERAGE([.L3:.L29])" office:value-type="float"/>
          <table:table-cell table:formula="of:=AVERAGE([.M3:.M29])" office:value-type="float"/>
          <table:table-cell table:formula="of:=AVERAGE([.N3:.N29])" office:value-type="float"/>
          <table:table-cell table:formula="of:=AVERAGE([.O3:.O29])" office:value-type="float"/>
          <table:table-cell table:formula="of:=AVERAGE([.P3:.P29])" office:value-type="float"/>
          <table:table-cell table:formula="of:=AVERAGE([.Q3:.Q29])" office:value-type="float"/>
          <table:table-cell table:formula="of:=AVERAGE([.R3:.R29])" office:value-type="float"/>
          <table:table-cell table:formula="of:=AVERAGE([.S3:.S29])" office:value-type="float"/>
          <table:table-cell table:formula="of:=AVERAGE([.T3:.T29])" office:value-type="float"/>
          <table:table-cell table:formula="of:=AVERAGE([.U3:.U29])" office:value-type="float"/>
          <table:table-cell table:formula="of:=AVERAGE([.V3:.V29])" office:value-type="float"/>
          <table:table-cell table:formula="of:=AVERAGE([.W3:.W29])" office:value-type="float"/>
          <table:table-cell table:formula="of:=AVERAGE([.X3:.X29])" office:value-type="float"/>
          <table:table-cell table:formula="of:=AVERAGE([.Y3:.Y29])" office:value-type="float"/>
          <table:table-cell table:formula="of:=AVERAGE([.Z3:.Z2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9])" office:value-type="float"/>
          <table:table-cell table:formula="of:=STDEV([.C3:.C29])" office:value-type="float"/>
          <table:table-cell table:formula="of:=STDEV([.D3:.D29])" office:value-type="float"/>
          <table:table-cell table:formula="of:=STDEV([.E3:.E29])" office:value-type="float"/>
          <table:table-cell table:formula="of:=STDEV([.F3:.F29])" office:value-type="float"/>
          <table:table-cell table:formula="of:=STDEV([.G3:.G29])" office:value-type="float"/>
          <table:table-cell table:formula="of:=STDEV([.H3:.H29])" office:value-type="float"/>
          <table:table-cell table:formula="of:=STDEV([.I3:.I29])" office:value-type="float"/>
          <table:table-cell table:formula="of:=STDEV([.J3:.J29])" office:value-type="float"/>
          <table:table-cell table:formula="of:=STDEV([.K3:.K29])" office:value-type="float"/>
          <table:table-cell table:formula="of:=STDEV([.L3:.L29])" office:value-type="float"/>
          <table:table-cell table:formula="of:=STDEV([.M3:.M29])" office:value-type="float"/>
          <table:table-cell table:formula="of:=STDEV([.N3:.N29])" office:value-type="float"/>
          <table:table-cell table:formula="of:=STDEV([.O3:.O29])" office:value-type="float"/>
          <table:table-cell table:formula="of:=STDEV([.P3:.P29])" office:value-type="float"/>
          <table:table-cell table:formula="of:=STDEV([.Q3:.Q29])" office:value-type="float"/>
          <table:table-cell table:formula="of:=STDEV([.R3:.R29])" office:value-type="float"/>
          <table:table-cell table:formula="of:=STDEV([.S3:.S29])" office:value-type="float"/>
          <table:table-cell table:formula="of:=STDEV([.T3:.T29])" office:value-type="float"/>
          <table:table-cell table:formula="of:=STDEV([.U3:.U29])" office:value-type="float"/>
          <table:table-cell table:formula="of:=STDEV([.V3:.V29])" office:value-type="float"/>
          <table:table-cell table:formula="of:=STDEV([.W3:.W29])" office:value-type="float"/>
          <table:table-cell table:formula="of:=STDEV([.X3:.X29])" office:value-type="float"/>
          <table:table-cell table:formula="of:=STDEV([.Y3:.Y29])" office:value-type="float"/>
          <table:table-cell table:formula="of:=STDEV([.Z3:.Z2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9]-[.$L3:.$L29])^2)^0.5" office:value-type="float"/>
          <table:table-cell table:number-matrix-columns-spanned="1" table:number-matrix-rows-spanned="1" table:formula="of:=SUM(([.C3:.C29]-[.$M3:.$M29])^2)^0.5" office:value-type="float"/>
          <table:table-cell table:number-matrix-columns-spanned="1" table:number-matrix-rows-spanned="1" table:formula="of:=SUM(([.D3:.D29]-[.$N3:.$N29])^2)^0.5" office:value-type="float"/>
          <table:table-cell table:number-matrix-columns-spanned="1" table:number-matrix-rows-spanned="1" table:formula="of:=SUM(([.E3:.E29]-[.$O3:.$O29])^2)^0.5" office:value-type="float"/>
          <table:table-cell table:number-matrix-columns-spanned="1" table:number-matrix-rows-spanned="1" table:formula="of:=SUM(([.F3:.F29]-[.$P3:.$P29])^2)^0.5" office:value-type="float"/>
          <table:table-cell table:number-matrix-columns-spanned="1" table:number-matrix-rows-spanned="1" table:formula="of:=SUM(([.G3:.G29]-[.$L3:.$L29])^2)^0.5" office:value-type="float"/>
          <table:table-cell table:number-matrix-columns-spanned="1" table:number-matrix-rows-spanned="1" table:formula="of:=SUM(([.H3:.H29]-[.$M3:.$M29])^2)^0.5" office:value-type="float"/>
          <table:table-cell table:number-matrix-columns-spanned="1" table:number-matrix-rows-spanned="1" table:formula="of:=SUM(([.I3:.I29]-[.$N3:.$N29])^2)^0.5" office:value-type="float"/>
          <table:table-cell table:number-matrix-columns-spanned="1" table:number-matrix-rows-spanned="1" table:formula="of:=SUM(([.J3:.J29]-[.$O3:.$O29])^2)^0.5" office:value-type="float"/>
          <table:table-cell table:number-matrix-columns-spanned="1" table:number-matrix-rows-spanned="1" table:formula="of:=SUM(([.K3:.K29]-[.$P3:.$P2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9]=[.$L3:.$L29])" office:value-type="float"/>
          <table:table-cell table:number-matrix-columns-spanned="1" table:number-matrix-rows-spanned="1" table:formula="of:=SUM([.C3:.C29]=[.$M3:.$M29])" office:value-type="float"/>
          <table:table-cell table:number-matrix-columns-spanned="1" table:number-matrix-rows-spanned="1" table:formula="of:=SUM([.D3:.D29]=[.$N3:.$N29])" office:value-type="float"/>
          <table:table-cell table:number-matrix-columns-spanned="1" table:number-matrix-rows-spanned="1" table:formula="of:=SUM([.E3:.E29]=[.$O3:.$O29])" office:value-type="float"/>
          <table:table-cell table:number-matrix-columns-spanned="1" table:number-matrix-rows-spanned="1" table:formula="of:=SUM([.F3:.F29]=[.$P3:.$P29])" office:value-type="float"/>
          <table:table-cell table:number-matrix-columns-spanned="1" table:number-matrix-rows-spanned="1" table:formula="of:=SUM([.G3:.G29]=[.$L3:.$L29])" office:value-type="float"/>
          <table:table-cell table:number-matrix-columns-spanned="1" table:number-matrix-rows-spanned="1" table:formula="of:=SUM([.H3:.H29]=[.$M3:.$M29])" office:value-type="float"/>
          <table:table-cell table:number-matrix-columns-spanned="1" table:number-matrix-rows-spanned="1" table:formula="of:=SUM([.I3:.I29]=[.$N3:.$N29])" office:value-type="float"/>
          <table:table-cell table:number-matrix-columns-spanned="1" table:number-matrix-rows-spanned="1" table:formula="of:=SUM([.J3:.J29]=[.$O3:.$O29])" office:value-type="float"/>
          <table:table-cell table:number-matrix-columns-spanned="1" table:number-matrix-rows-spanned="1" table:formula="of:=SUM([.K3:.K29]=[.$P3:.$P2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9]&lt;[.$Q3:.$Q29])" office:value-type="float"/>
          <table:table-cell table:number-matrix-columns-spanned="1" table:number-matrix-rows-spanned="1" table:formula="of:=SUM([.C3:.C29]&lt;[.$R3:.$R29])" office:value-type="float"/>
          <table:table-cell table:number-matrix-columns-spanned="1" table:number-matrix-rows-spanned="1" table:formula="of:=SUM([.D3:.D29]&lt;[.$S3:.$S29])" office:value-type="float"/>
          <table:table-cell table:number-matrix-columns-spanned="1" table:number-matrix-rows-spanned="1" table:formula="of:=SUM([.E3:.E29]&lt;[.$T3:.$T29])" office:value-type="float"/>
          <table:table-cell table:number-matrix-columns-spanned="1" table:number-matrix-rows-spanned="1" table:formula="of:=SUM([.F3:.F29]&lt;[.$U3:.$U29])" office:value-type="float"/>
          <table:table-cell table:number-matrix-columns-spanned="1" table:number-matrix-rows-spanned="1" table:formula="of:=SUM([.G3:.G29]&lt;[.$Q3:.$Q29])" office:value-type="float"/>
          <table:table-cell table:number-matrix-columns-spanned="1" table:number-matrix-rows-spanned="1" table:formula="of:=SUM([.H3:.H29]&lt;[.$R3:.$R29])" office:value-type="float"/>
          <table:table-cell table:number-matrix-columns-spanned="1" table:number-matrix-rows-spanned="1" table:formula="of:=SUM([.I3:.I29]&lt;[.$S3:.$S29])" office:value-type="float"/>
          <table:table-cell table:number-matrix-columns-spanned="1" table:number-matrix-rows-spanned="1" table:formula="of:=SUM([.J3:.J29]&lt;[.$T3:.$T29])" office:value-type="float"/>
          <table:table-cell table:number-matrix-columns-spanned="1" table:number-matrix-rows-spanned="1" table:formula="of:=SUM([.K3:.K29]&lt;[.$U3:.$U2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9]&gt;[.$Q3:.$Q29])" office:value-type="float"/>
          <table:table-cell table:number-matrix-columns-spanned="1" table:number-matrix-rows-spanned="1" table:formula="of:=SUM([.C3:.C29]&gt;[.$R3:.$R29])" office:value-type="float"/>
          <table:table-cell table:number-matrix-columns-spanned="1" table:number-matrix-rows-spanned="1" table:formula="of:=SUM([.D3:.D29]&gt;[.$S3:.$S29])" office:value-type="float"/>
          <table:table-cell table:number-matrix-columns-spanned="1" table:number-matrix-rows-spanned="1" table:formula="of:=SUM([.E3:.E29]&gt;[.$T3:.$T29])" office:value-type="float"/>
          <table:table-cell table:number-matrix-columns-spanned="1" table:number-matrix-rows-spanned="1" table:formula="of:=SUM([.F3:.F29]&gt;[.$U3:.$U29])" office:value-type="float"/>
          <table:table-cell table:number-matrix-columns-spanned="1" table:number-matrix-rows-spanned="1" table:formula="of:=SUM([.G3:.G29]&gt;[.$Q3:.$Q29])" office:value-type="float"/>
          <table:table-cell table:number-matrix-columns-spanned="1" table:number-matrix-rows-spanned="1" table:formula="of:=SUM([.H3:.H29]&gt;[.$R3:.$R29])" office:value-type="float"/>
          <table:table-cell table:number-matrix-columns-spanned="1" table:number-matrix-rows-spanned="1" table:formula="of:=SUM([.I3:.I29]&gt;[.$S3:.$S29])" office:value-type="float"/>
          <table:table-cell table:number-matrix-columns-spanned="1" table:number-matrix-rows-spanned="1" table:formula="of:=SUM([.J3:.J29]&gt;[.$T3:.$T29])" office:value-type="float"/>
          <table:table-cell table:number-matrix-columns-spanned="1" table:number-matrix-rows-spanned="1" table:formula="of:=SUM([.K3:.K29]&gt;[.$U3:.$U2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9]=[.$V3:.$V29])" office:value-type="float"/>
          <table:table-cell table:number-matrix-columns-spanned="1" table:number-matrix-rows-spanned="1" table:formula="of:=SUM([.C3:.C29]=[.$W3:.$W29])" office:value-type="float"/>
          <table:table-cell table:number-matrix-columns-spanned="1" table:number-matrix-rows-spanned="1" table:formula="of:=SUM([.D3:.D29]=[.$X3:.$X29])" office:value-type="float"/>
          <table:table-cell table:number-matrix-columns-spanned="1" table:number-matrix-rows-spanned="1" table:formula="of:=SUM([.E3:.E29]=[.$Y3:.$Y29])" office:value-type="float"/>
          <table:table-cell table:number-matrix-columns-spanned="1" table:number-matrix-rows-spanned="1" table:formula="of:=SUM([.F3:.F29]=[.$Z3:.$Z29])" office:value-type="float"/>
          <table:table-cell table:number-matrix-columns-spanned="1" table:number-matrix-rows-spanned="1" table:formula="of:=SUM([.G3:.G29]=[.$V3:.$V29])" office:value-type="float"/>
          <table:table-cell table:number-matrix-columns-spanned="1" table:number-matrix-rows-spanned="1" table:formula="of:=SUM([.H3:.H29]=[.$W3:.$W29])" office:value-type="float"/>
          <table:table-cell table:number-matrix-columns-spanned="1" table:number-matrix-rows-spanned="1" table:formula="of:=SUM([.I3:.I29]=[.$X3:.$X29])" office:value-type="float"/>
          <table:table-cell table:number-matrix-columns-spanned="1" table:number-matrix-rows-spanned="1" table:formula="of:=SUM([.J3:.J29]=[.$Y3:.$Y29])" office:value-type="float"/>
          <table:table-cell table:number-matrix-columns-spanned="1" table:number-matrix-rows-spanned="1" table:formula="of:=SUM([.K3:.K29]=[.$Z3:.$Z2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9])" office:value-type="float"/>
          <table:table-cell table:formula="of:=AVERAGE([Instances.C3:Instances.C29])" office:value-type="float"/>
          <table:table-cell table:formula="of:=SUM([Instances.D3:Instances.D29])" office:value-type="float"/>
          <table:table-cell table:formula="of:=AVERAGE([Instances.E3:Instances.E29])" office:value-type="float"/>
          <table:table-cell table:formula="of:=AVERAGE([Instances.F3:Instances.F29])" office:value-type="float"/>
          <table:table-cell table:formula="of:=AVERAGE([Instances.G3:Instances.G29])" office:value-type="float"/>
          <table:table-cell table:formula="of:=AVERAGE([Instances.H3:Instances.H29])" office:value-type="float"/>
          <table:table-cell table:formula="of:=SUM([Instances.I3:Instances.I29])" office:value-type="float"/>
          <table:table-cell table:formula="of:=AVERAGE([Instances.J3:Instances.J29])" office:value-type="float"/>
          <table:table-cell table:formula="of:=AVERAGE([Instances.K3:Instances.K29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